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5" calcext:value-type="float">
            <text:p>25.2367346938775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7" calcext:value-type="float">
            <text:p>3.71111902524167E-05</text:p>
          </table:table-cell>
          <table:table-cell table:formula="of:=[.N305]*1000" office:value-type="float" office:value="0.0371111902524167" calcext:value-type="float">
            <text:p>0.0371111902524167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09" calcext:value-type="float">
            <text:p>2.17739333444309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7" calcext:value-type="float">
            <text:p>3.56730396488747E-05</text:p>
          </table:table-cell>
          <table:table-cell table:formula="of:=[.N311]*1000" office:value-type="float" office:value="0.0356730396488747" calcext:value-type="float">
            <text:p>0.0356730396488747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5" calcext:value-type="float">
            <text:p>2.39977207644205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8" calcext:value-type="float">
            <text:p>2.27165909446968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7" calcext:value-type="float">
            <text:p>0.0393136295795457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1" calcext:value-type="float">
            <text:p>25.0061349693251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331])" office:value-type="float" office:value="0.0000269887358462413" calcext:value-type="float">
            <text:p>2.69887358462413E-05</text:p>
          </table:table-cell>
          <table:table-cell table:formula="of:=AVERAGE([.N2:.N331])" office:value-type="float" office:value="0.00004343405214679" calcext:value-type="float">
            <text:p>4.343405214679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5-22T20:09:18.154536141</dc:date>
    <meta:editing-duration>P1DT4H42M33S</meta:editing-duration>
    <meta:editing-cycles>182</meta:editing-cycles>
    <meta:generator>LibreOffice/7.3.4.1$Linux_X86_64 LibreOffice_project/30$Build-1</meta:generator>
    <meta:document-statistic meta:table-count="1" meta:cell-count="5416" meta:object-count="0"/>
  </office:meta>
</office:document-meta>
</file>